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custom-shape draw:style-name="gr1" draw:text-style-name="P1" draw:layer="layout" svg:width="2.5cm" svg:height="2.226cm" svg:x="13.266cm" svg:y="6.7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1cm" svg:height="1.206cm" svg:x="13.466cm" svg:y="7.4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166cm" svg:y="6.791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0.824cm" svg:height="1.206cm" svg:x="14.742cm" svg:y="7.4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267cm" svg:y="7.391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14.567cm" svg:y="7.391cm">
          <draw:text-box>
            <text:p text:style-name="P2"><text:span text:style-name="T1">:C</text:span></text:p>
          </draw:text-box>
        </draw:frame>
        <draw:custom-shape draw:style-name="gr1" draw:text-style-name="P1" draw:layer="layout" svg:width="0.833cm" svg:height="0.573cm" svg:x="13.578cm" svg:y="7.9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5cm" svg:height="0.734cm" svg:x="13.366cm" svg:y="7.891cm">
          <draw:text-box>
            <text:p text:style-name="P2"><text:span text:style-name="T1">:D1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8:09.14</dc:date>
    <meta:editing-cycles>56</meta:editing-cycles>
    <meta:editing-duration>PT09H34M46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